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BUT</text:p>
      <text:p text:style-name="P1"/>
      <text:p text:style-name="P2">1- Mise en place d'une interface graphique qui devra contenir : </text:p>
      <text:p text:style-name="P2"/>
      <text:p text:style-name="P2">-un endroit pour se connecter ou s'inscrire (en popup si possible).</text:p>
      <text:p text:style-name="P2">-ensuite avoir accès a ses personnages ou en créer de nouveaux si encore jamais fais.</text:p>
      <text:p text:style-name="P2">-si possible avoir une sorte de tableau ( style rpg maker x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2M28S</meta:editing-duration>
    <meta:editing-cycles>3</meta:editing-cycles>
    <meta:generator>OpenOffice/4.1.6$Win32 OpenOffice.org_project/416m1$Build-9790</meta:generator>
    <dc:date>2019-05-22T15:03:01.15</dc:date>
    <meta:document-statistic meta:table-count="0" meta:image-count="0" meta:object-count="0" meta:page-count="1" meta:paragraph-count="5" meta:word-count="50" meta:character-count="282"/>
    <meta:user-defined meta:name="Info 1"/>
    <meta:user-defined meta:name="Info 2"/>
    <meta:user-defined meta:name="Info 3"/>
    <meta:user-defined meta:name="Info 4"/>
  </office:meta>
</office:document-meta>
</file>